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font-size="32pt"/>
    </style:style>
    <style:style style:name="T1" style:family="text">
      <style:text-properties style:font-name="Courier 10 Pitch2" fo:font-size="24pt" style:font-size-asian="24pt" style:font-size-complex="24pt"/>
    </style:style>
    <style:style style:name="T2" style:family="text">
      <style:text-properties style:font-name="Liberation Sans3" fo:font-size="32pt" style:font-size-asian="32pt" style:font-size-complex="32pt"/>
    </style:style>
    <style:style style:name="T3" style:family="text">
      <style:text-properties fo:font-size="32pt"/>
    </style:style>
    <style:style style:name="T4" style:family="text">
      <style:text-properties style:font-name="Courier 10 Pitch2" fo:font-size="22pt" style:font-size-asian="22pt" style:font-size-complex="22pt"/>
    </style:style>
    <style:style style:name="T5" style:family="text">
      <style:text-properties style:font-name="Liberation Sans3" fo:font-size="28pt" style:font-size-asian="28pt" style:font-size-complex="28pt"/>
    </style:style>
    <style:style style:name="T6" style:family="text">
      <style:text-properties style:font-name="Liberation Sans3" fo:font-size="24pt" style:font-size-asian="24pt" style:font-size-complex="24pt"/>
    </style:style>
    <style:style style:name="T7" style:family="text">
      <style:text-properties style:font-name="Courier 10 Pitch2" fo:font-size="18pt" style:font-size-asian="18pt" style:font-size-complex="18pt"/>
    </style:style>
    <style:style style:name="T8" style:family="text">
      <style:text-properties style:font-name="Courier 10 Pitch2" fo:font-size="32pt"/>
    </style:style>
    <style:style style:name="T9" style:family="text">
      <style:text-properties style:font-name="Courier 10 Pitch2" fo:font-size="20pt" style:font-size-asian="20pt" style:font-size-complex="20pt"/>
    </style:style>
    <style:style style:name="T10" style:family="text">
      <style:text-properties style:font-name="Liberation Sans3" fo:font-size="20pt" style:font-size-asian="20pt" style:font-size-complex="20pt"/>
    </style:style>
    <style:style style:name="T11" style:family="text">
      <style:text-properties style:font-name="Liberation Sans3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code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 text:style-name="P1">For this talk we will be talking about how Python was used to build a checkers game</text:p>
            <text:p text:style-name="P1">The code is available at</text:p>
            <text:p text:style-name="P1">Github.com/checker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What is a variable?</text:p>
            <text:p>A place you can store things …</text:p>
            <text:p>...that can chang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We store who's turn it is in a variable.</text:p>
            <text:p text:style-name="P3"><text:span text:style-name="T1"/></text:p>
            <text:p text:style-name="P3"><text:span text:style-name="T1">#The next player either "W" or "B". White starts</text:span></text:p>
            <text:p text:style-name="P3"><text:span text:style-name="T1">self.next_player = "W"</text:span></text:p>
            <text:p text:style-name="P3"><text:span text:style-name="T1"/></text:p>
            <text:p><text:span text:style-name="T2">This particular example is set up when the application starts.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3">Strings hold text.</text:span></text:p>
            <text:p><text:span text:style-name="T3">Producing text (including HTML) is a pretty common operation for computers.</text:span></text:p>
            <text:p><text:span text:style-name="T3">So have lots of operations to help us</text:span></text:p>
            <text:p><text:span text:style-name="T3">Concatenation, find and replace, formatting, et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3">We use string manipulation to produce the output.</text:span></text:p>
            <text:p><text:span text:style-name="T3">Eg and text description of the last move</text:span></text:p>
            <text:p text:style-name="P3"><text:span text:style-name="T1"/></text:p>
            <text:p text:style-name="P3"><text:span text:style-name="T4">status = "Piece moved from " + </text:span><text:span text:style-name="T4"><text:tab/></text:span><text:span text:style-name="T4"><text:tab/></text:span><text:span text:style-name="T4"> str(self.selected_piece) + " to " + str(location)</text:span></text:p>
            <text:p text:style-name="P3"><text:span text:style-name="T4">if captured_piece is not None:</text:span></text:p>
            <text:p text:style-name="P3"><text:span text:style-name="T4"><text:tab/></text:span><text:span text:style-name="T4">del self.boardPieces[captured_piece]</text:span></text:p>
            <text:p text:style-name="P3"><text:span text:style-name="T4"><text:tab/></text:span><text:span text:style-name="T4">status += " piece captured at "+str(captured_piece)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st</text:p>
          </draw:text-box>
        </draw:frame>
        <draw:frame presentation:style-name="pr2" draw:text-style-name="P1" draw:layer="layout" svg:width="25.199cm" svg:height="13.803cm" svg:x="1.4cm" svg:y="4.651cm" presentation:class="subtitle" presentation:user-transformed="true">
          <draw:text-box>
            <text:p><text:span text:style-name="T5">Hold lists of values</text:span></text:p>
            <text:p><text:span text:style-name="T5"/></text:p>
            <text:p><text:span text:style-name="T5">We use only one list which when we check for victory conditions. We loop over the board</text:span></text:p>
            <text:p><text:span text:style-name="T5">(stored in a dict) add every location of our piece to a list.</text:span></text:p>
            <text:p><text:span text:style-name="T5"/></text:p>
            <text:p><text:span text:style-name="T5">If the list contains nothing the other player has won</text:span><text:span text:style-name="T2">.</text:span></text:p>
            <text:p><text:span text:style-name="T6"/></text:p>
            <text:p text:style-name="P4"><text:span text:style-name="T1">if (i,j) in self.boardPieces:</text:span></text:p>
            <text:p text:style-name="P4"><text:span text:style-name="T4"><text:s text:c="4"/></text:span><text:span text:style-name="T4">if self.boardPieces[(i,j)][0] == self.next_player:</text:span></text:p>
            <text:p text:style-name="P4"><text:span text:style-name="T1"><text:s text:c="8"/></text:span><text:span text:style-name="T1">remaining_pieces.append((i,j))</text:span></text:p>
            <text:p text:style-name="P4"><text:span text:style-name="T1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uple</text:p>
          </draw:text-box>
        </draw:frame>
        <draw:frame presentation:style-name="pr2" draw:text-style-name="P1" draw:layer="layout" svg:width="25.199cm" svg:height="12.179cm" svg:x="1.4cm" svg:y="5.463cm" presentation:class="subtitle" presentation:user-transformed="true">
          <draw:text-box>
            <text:p text:style-name="P1"><text:span text:style-name="T2">Like a list but fixed. (i,j) in</text:span></text:p>
            <text:p text:style-name="P1"><text:span text:style-name="T6"/></text:p>
            <text:p text:style-name="P5"><text:span text:style-name="T7"><text:s text:c="17"/></text:span><text:span text:style-name="T1">self.boardPieces[(i,j)]</text:span></text:p>
            <text:p text:style-name="P5"><text:span text:style-name="T7"/></text:p>
            <text:p text:style-name="P1"><text:span text:style-name="T5">Because is fixed can be used as a dictionary amoungst other thing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3">Are small pieces of code that we can reuse in multiple places.</text:span></text:p>
            <text:p><text:span text:style-name="T3"/></text:p>
            <text:p><text:span text:style-name="T3">A good rule is the rule of three. The third time you need to write a piece of code means it's time to move it into a functi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3"><text:span text:style-name="T4">def DisplayCurrentPlayer(self):</text:span></text:p>
            <text:p text:style-name="P3"><text:span text:style-name="T4"><text:tab/></text:span><text:span text:style-name="T4">self.labelCurrentPlayer.setText("Current Player: " + ("White" if self.next_player == "W" else "Black"))</text:span></text:p>
            <text:p text:style-name="P3"><text:span text:style-name="T2"/></text:p>
            <text:p text:style-name="P3"><text:span text:style-name="T2">This called in three places When we initialise the the board. When we end a turn and the special case of manually end a turn</text:span></text:p>
            <text:p text:style-name="P3"><text:span text:style-name="T1"/></text:p>
            <text:p text:style-name="P3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ct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3">Match key against an item</text:span></text:p>
            <text:p><text:span text:style-name="T3"/></text:p>
            <text:p><text:span text:style-name="T8">dict[key] = item</text:span></text:p>
            <text:p><text:span text:style-name="T3"/></text:p>
            <text:p><text:span text:style-name="T3">One great thing about Python is that key and item don't need to be the same typ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cts</text:p>
          </draw:text-box>
        </draw:frame>
        <draw:frame presentation:style-name="pr2" draw:text-style-name="P1" draw:layer="layout" svg:width="25.199cm" svg:height="13.445cm" svg:x="1.4cm" svg:y="4.281cm" presentation:class="subtitle" presentation:user-transformed="true">
          <draw:text-box>
            <text:p><text:span text:style-name="T2">We regularly use this structure because we have stored the layout of the board in a dict</text:span></text:p>
            <text:p><text:span text:style-name="T2"/></text:p>
            <text:p text:style-name="P3"><text:span text:style-name="T9">if len(self.boardPieces[location])==1 and row== final_row:</text:span></text:p>
            <text:p text:style-name="P3"><text:span text:style-name="T9"><text:tab/></text:span><text:span text:style-name="T9">#If the piece in question is not a king (ie only one character) and has been placed onto the final row make it a king</text:span></text:p>
            <text:p text:style-name="P3"><text:span text:style-name="T9"><text:tab/></text:span><text:span text:style-name="T9">self.boardPieces[location] += "K"</text:span></text:p>
            <text:p text:style-name="P3"><text:span text:style-name="T10"/></text:p>
            <text:p text:style-name="P3"><text:span text:style-name="T11">This code tests when a piece reach the back row (final_row) should we make it a king.</text:span></text:p>
            <text:p text:style-name="P3"><text:span text:style-name="T11">In the dict we store strings so "W" or "B" is a white or black piece. "WK" or "BK" is white king or black kin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Loops</text:p>
          </draw:text-box>
        </draw:frame>
        <draw:frame presentation:style-name="pr2" draw:text-style-name="P1" draw:layer="layout" svg:width="25.199cm" svg:height="14.903cm" svg:x="1.4cm" svg:y="4.101cm" presentation:class="subtitle" presentation:user-transformed="true">
          <draw:text-box>
            <text:p><text:span text:style-name="T2">We can execute the same code repeatably with different input conditions.</text:span></text:p>
            <text:p><text:span text:style-name="T6"/></text:p>
            <text:p text:style-name="P4"><text:span text:style-name="T1">for i in range(8):</text:span></text:p>
            <text:p text:style-name="P4"><text:span text:style-name="T1"><text:tab/></text:span><text:span text:style-name="T1">for j in range(8):</text:span></text:p>
            <text:p text:style-name="P4"><text:span text:style-name="T1"><text:tab/></text:span><text:span text:style-name="T1"><text:tab/></text:span><text:span text:style-name="T1">if (i,j) in self.boardPieces:</text:span></text:p>
            <text:p text:style-name="P4"><text:span text:style-name="T1"><text:tab/></text:span><text:span text:style-name="T1"><text:tab/></text:span><text:span text:style-name="T1"><text:tab/></text:span><text:span text:style-name="T9">if self.boardPieces[(i,j)][0] == self.next_player:</text:span></text:p>
            <text:p text:style-name="P4"><text:span text:style-name="T1"><text:tab/></text:span><text:span text:style-name="T1"><text:tab/></text:span><text:span text:style-name="T1"><text:tab/></text:span><text:span text:style-name="T1"><text:tab/></text:span><text:span text:style-name="T1">remaining_pieces.append((i,j))</text:span></text:p>
            <text:p text:style-name="P3"><text:span text:style-name="T1"/></text:p>
            <text:p><text:span text:style-name="T5">This is part of the victory condition checking where we loop over every cell it determine if we</text:span></text:p>
            <text:p><text:span text:style-name="T5">have any pieces left.</text:span></text:p>
            <text:p><text:span text:style-name="T5">range(8) creates a list [0,1,2,3,4,5,6,7] which the for loop iterates ov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f Statements</text:p>
          </draw:text-box>
        </draw:frame>
        <draw:frame presentation:style-name="pr2" draw:text-style-name="P1" draw:layer="layout" svg:width="25.199cm" svg:height="12.179cm" svg:x="1.4cm" svg:y="5.463cm" presentation:class="subtitle" presentation:user-transformed="true">
          <draw:text-box>
            <text:p><text:span text:style-name="T2">Flow control if a condition is true (or not) do something otherwise do something else</text:span></text:p>
            <text:p><text:span text:style-name="T6"/></text:p>
            <text:p text:style-name="P4"><text:span text:style-name="T7"><text:s text:c="17"/></text:span><text:span text:style-name="T7">if i &lt;= 2:</text:span></text:p>
            <text:p text:style-name="P4"><text:span text:style-name="T7"><text:s text:c="21"/></text:span><text:span text:style-name="T7">#White pieces at the top</text:span></text:p>
            <text:p text:style-name="P4"><text:span text:style-name="T7"><text:s text:c="21"/></text:span><text:span text:style-name="T7">self.boardPieces[(i,j)] = "W"</text:span></text:p>
            <text:p text:style-name="P4"><text:span text:style-name="T7"><text:s text:c="17"/></text:span><text:span text:style-name="T7">if i &gt;= 5:</text:span></text:p>
            <text:p text:style-name="P4"><text:span text:style-name="T7"><text:s text:c="21"/></text:span><text:span text:style-name="T7">#Black pieces at the bottom</text:span></text:p>
            <text:p text:style-name="P4"><text:span text:style-name="T7"><text:s text:c="21"/></text:span><text:span text:style-name="T7">self.boardPieces[(i,j)] = "B"</text:span></text:p>
            <text:p text:style-name="P4"><text:span text:style-name="T7"/></text:p>
            <text:p><text:span text:style-name="T5">A series of if statements to determine for each cell what piece to place in i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rnary Operator</text:p>
          </draw:text-box>
        </draw:frame>
        <draw:frame presentation:style-name="pr2" draw:text-style-name="P1" draw:layer="layout" svg:width="25.199cm" svg:height="12.179cm" svg:x="1.4cm" svg:y="5.463cm" presentation:class="subtitle" presentation:user-transformed="true">
          <draw:text-box>
            <text:p><text:span text:style-name="T2">Do an if statement in one line</text:span></text:p>
            <text:p><text:span text:style-name="T6"/></text:p>
            <text:p text:style-name="P4"><text:span text:style-name="T7"><text:s text:c="2"/></text:span><text:span text:style-name="T1">final_row = 7 if self.next_player == "W" else 0</text:span></text:p>
            <text:p text:style-name="P4"><text:span text:style-name="T7"/></text:p>
            <text:p><text:span text:style-name="T5">If true return the first value otherwise the last valu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lasse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3">Group together related code and data. They give us the four properties of</text:span></text:p>
            <text:p><text:span text:style-name="T3">object orientated programming</text:span></text:p>
            <text:p><text:span text:style-name="T3">1) Abstraction</text:span></text:p>
            <text:p><text:span text:style-name="T3">2) Inheritance</text:span></text:p>
            <text:p><text:span text:style-name="T3">3) Polymorphism</text:span></text:p>
            <text:p><text:span text:style-name="T3">4) Encapsulation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lasses</text:p>
          </draw:text-box>
        </draw:frame>
        <draw:frame presentation:style-name="pr2" draw:text-style-name="P1" draw:layer="layout" svg:width="25.199cm" svg:height="13.516cm" svg:x="1.4cm" svg:y="4.245cm" presentation:class="subtitle" presentation:user-transformed="true">
          <draw:text-box>
            <text:p text:style-name="P3"><text:span text:style-name="T9">class ClickableImageLabel(QLabel):</text:span></text:p>
            <text:p text:style-name="P3"><text:span text:style-name="T9"><text:s text:c="4"/></text:span><text:span text:style-name="T9">def __init__(self, parent, location):</text:span></text:p>
            <text:p text:style-name="P3"><text:span text:style-name="T9"><text:s text:c="8"/></text:span><text:span text:style-name="T9">super(ClickableImageLabel, self).__init__(parent)</text:span></text:p>
            <text:p text:style-name="P3"><text:span text:style-name="T9"><text:s text:c="8"/></text:span><text:span text:style-name="T9">self.form = parent</text:span></text:p>
            <text:p text:style-name="P3"><text:span text:style-name="T9"><text:s text:c="8"/></text:span><text:span text:style-name="T9">self.location = location</text:span></text:p>
            <text:p text:style-name="P3"><text:span text:style-name="T9"><text:s text:c="8"/></text:span><text:span text:style-name="T9">pic = QPixmap(self.image_location)</text:span></text:p>
            <text:p text:style-name="P3"><text:span text:style-name="T9"><text:s text:c="8"/></text:span><text:span text:style-name="T9">self.setPixmap(pic)</text:span></text:p>
            <text:p text:style-name="P3"><text:span text:style-name="T9"><text:s text:c="4"/></text:span><text:span text:style-name="T9">def mouseReleaseEvent(self, ev):</text:span></text:p>
            <text:p text:style-name="P3"><text:span text:style-name="T9"><text:s text:c="8"/></text:span><text:span text:style-name="T9">self.form.LabelClicked(self.location)</text:span></text:p>
            <text:p text:style-name="P3"><text:span text:style-name="T9"/></text:p>
            <text:p text:style-name="P3"><text:span text:style-name="T9">class ImgWhiteOnBlack(ClickableImageLabel):</text:span></text:p>
            <text:p text:style-name="P3"><text:span text:style-name="T9"><text:s text:c="4"/></text:span><text:span text:style-name="T9">image_location = "images/whiteonblack.png"</text:span></text:p>
            <text:p text:style-name="P3"><text:span text:style-name="T9"/></text:p>
            <text:p text:style-name="P3"><text:span text:style-name="T9">class ImgBlackOnBlack(ClickableImageLabel):</text:span></text:p>
            <text:p text:style-name="P3"><text:span text:style-name="T9"><text:s text:c="4"/></text:span><text:span text:style-name="T9">image_location = "images/blackonblack.png"</text:span></text:p>
            <text:p text:style-name="P3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lasses - Inheritance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3"/></text:p>
            <text:p><text:span text:style-name="T3">The ImgWhiteOnBlack class inherits from ClickableImageLabel so it gets all the parents functionality.</text:span></text:p>
            <text:p><text:span text:style-name="T3">Such as drawing the square and handling click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es - Abstrac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3"/></text:p>
            <text:p><text:span text:style-name="T3">ClickableImageLabel is an abstract class it can not do everything itself. In this</text:span></text:p>
            <text:p><text:span text:style-name="T3">case it lacks an image_locati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es - Encapsul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2">Anything using this code doesn't need to know about the implementation details.</text:span></text:p>
            <text:p><text:span text:style-name="T2">Just create it and add it to the checkers board.</text:span></text:p>
            <text:p><text:span text:style-name="T6"/></text:p>
            <text:p text:style-name="P4"><text:span text:style-name="T1">self.boardScreen.setCellWidget(i,j,</text:span></text:p>
            <text:p text:style-name="P4"><text:span text:style-name="T1"><text:s text:c="3"/></text:span><text:span text:style-name="T1">ImgWhiteKingOnBlack(self, (i,j)))</text:span></text:p>
            <text:p text:style-name="P3"><text:span text:style-name="T10"/></text:p>
            <text:p><text:span text:style-name="T2">Because ImgWhiteKingOnBlack is a QLabel self.boardScreen doesn't need to know anything about 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es - Polymorphism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3"/></text:p>
            <text:p><text:span text:style-name="T3">Things can interface as their superclasses but change the behaviour. In our case </text:span></text:p>
            <text:p><text:span text:style-name="T3">we change the image locati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ynamically adding things to objects</text:p>
          </draw:text-box>
        </draw:frame>
        <draw:frame presentation:style-name="pr2" draw:text-style-name="P1" draw:layer="layout" svg:width="25.199cm" svg:height="12.179cm" svg:x="1.4cm" svg:y="5.463cm" presentation:class="subtitle" presentation:user-transformed="true">
          <draw:text-box>
            <text:p><text:span text:style-name="T5">We can attach variables and even functions to objects after they have been created.</text:span></text:p>
            <text:p><text:span text:style-name="T5">A very useful way to pass data around</text:span></text:p>
            <text:p><text:span text:style-name="T5"/></text:p>
            <text:p><text:span text:style-name="T5">Not used in this example to often used to pass to buttons in the UI references to</text:span></text:p>
            <text:p><text:span text:style-name="T5">objects or variable they should operate on</text:span></text:p>
            <text:p><text:span text:style-name="T6"/></text:p>
            <text:p text:style-name="P4"><text:span text:style-name="T7"><text:s text:c="17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ynamically adding things to objects</text:p>
          </draw:text-box>
        </draw:frame>
        <draw:frame presentation:style-name="pr2" draw:text-style-name="P1" draw:layer="layout" svg:width="25.199cm" svg:height="12.179cm" svg:x="1.4cm" svg:y="5.463cm" presentation:class="subtitle" presentation:user-transformed="true">
          <draw:text-box>
            <text:p><text:span text:style-name="T6"/></text:p>
            <text:p><text:span text:style-name="T5"/></text:p>
            <text:p text:style-name="P4"><text:span text:style-name="T1">b = QPushButton(something.GetName())</text:span></text:p>
            <text:p text:style-name="P4"><text:span text:style-name="T1">b.owner = something</text:span></text:p>
            <text:p text:style-name="P4"><text:span text:style-name="T1">b.clickhandler = self.handclick</text:span></text:p>
            <text:p text:style-name="P4"><text:span text:style-name="T1"/></text:p>
            <text:p><text:span text:style-name="T6">then in the handle click</text:span></text:p>
            <text:p><text:span text:style-name="T5"/></text:p>
            <text:p text:style-name="P4"><text:span text:style-name="T1">def handleclick(self, source):</text:span></text:p>
            <text:p text:style-name="P4"><text:span text:style-name="T1"><text:s text:c="4"/></text:span><text:span text:style-name="T1">processclick(source.owner)</text:span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9T18:47:08.508281709</meta:creation-date>
    <dc:date>2016-05-21T10:14:03.327264040</dc:date>
    <meta:editing-duration>P1DT14M55S</meta:editing-duration>
    <meta:editing-cycles>18</meta:editing-cycles>
    <meta:generator>LibreOffice/4.2.8.2$Linux_X86_64 LibreOffice_project/420m0$Build-2</meta:generator>
    <meta:document-statistic meta:object-count="109"/>
  </office:meta>
</office:document-meta>
</file>